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" svg:font-family="'Noto Sans', 'Helvetica Neue'"/>
    <style:font-face style:name="F" svg:font-family="" style:font-family-generic="roman"/>
    <style:font-face style:name="Ubuntu Mono" svg:font-family="'Ubuntu Mono'" style:font-pitch="fixed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size="12pt" style:font-size-asian="12pt" style:font-size-complex="12pt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Noto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7cm" svg:height="9.005cm" svg:x="1.156cm" svg:y="6.64cm">
            <draw:object draw:notify-on-update-of-ranges="Лист1.A1:Лист1.A10 Лист1.B1:Лист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8cm" svg:height="9.005cm" svg:x="17.786cm" svg:y="6.798cm">
            <draw:object draw:notify-on-update-of-ranges="Лист1.A1:Лист1.A10 Лист1.C1:Лист1.C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4cm" svg:x="34.362cm" svg:y="7.145cm">
            <draw:object draw:notify-on-update-of-ranges="Лист1.A1:Лист1.A10 Лист1.D1:Лист1.D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ce1"/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3.59629" calcext:value-type="float">
            <text:p>3,59629</text:p>
          </table:table-cell>
          <table:table-cell table:style-name="ce2" office:value-type="float" office:value="12.45218" calcext:value-type="float">
            <text:p>12,45218</text:p>
          </table:table-cell>
          <table:table-cell table:style-name="ce2" office:value-type="float" office:value="9.7462" calcext:value-type="float">
            <text:p>9,74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3.59422" calcext:value-type="float">
            <text:p>3,59422</text:p>
          </table:table-cell>
          <table:table-cell table:style-name="ce2" office:value-type="float" office:value="12.44694" calcext:value-type="float">
            <text:p>12,44694</text:p>
          </table:table-cell>
          <table:table-cell table:style-name="ce2" office:value-type="float" office:value="9.73416" calcext:value-type="float">
            <text:p>9,734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3.59434" calcext:value-type="float">
            <text:p>3,59434</text:p>
          </table:table-cell>
          <table:table-cell table:style-name="ce2" office:value-type="float" office:value="12.44292" calcext:value-type="float">
            <text:p>12,44292</text:p>
          </table:table-cell>
          <table:table-cell table:style-name="ce2" office:value-type="float" office:value="9.72379" calcext:value-type="float">
            <text:p>9,723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3.59213" calcext:value-type="float">
            <text:p>3,59213</text:p>
          </table:table-cell>
          <table:table-cell table:style-name="ce2" office:value-type="float" office:value="12.43774" calcext:value-type="float">
            <text:p>12,43774</text:p>
          </table:table-cell>
          <table:table-cell table:style-name="ce2" office:value-type="float" office:value="9.71262" calcext:value-type="float">
            <text:p>9,712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3.59364" calcext:value-type="float">
            <text:p>3,59364</text:p>
          </table:table-cell>
          <table:table-cell table:style-name="ce2" office:value-type="float" office:value="12.43407" calcext:value-type="float">
            <text:p>12,43407</text:p>
          </table:table-cell>
          <table:table-cell table:style-name="ce2" office:value-type="float" office:value="9.70289" calcext:value-type="float">
            <text:p>9,702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3.59046" calcext:value-type="float">
            <text:p>3,59046</text:p>
          </table:table-cell>
          <table:table-cell table:style-name="ce2" office:value-type="float" office:value="12.42952" calcext:value-type="float">
            <text:p>12,42952</text:p>
          </table:table-cell>
          <table:table-cell table:style-name="ce2" office:value-type="float" office:value="9.69248" calcext:value-type="float">
            <text:p>9,692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3.59141" calcext:value-type="float">
            <text:p>3,59141</text:p>
          </table:table-cell>
          <table:table-cell table:style-name="ce2" office:value-type="float" office:value="12.4262" calcext:value-type="float">
            <text:p>12,4262</text:p>
          </table:table-cell>
          <table:table-cell table:style-name="ce2" office:value-type="float" office:value="9.68362" calcext:value-type="float">
            <text:p>9,683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3.58948" calcext:value-type="float">
            <text:p>3,58948</text:p>
          </table:table-cell>
          <table:table-cell table:style-name="ce2" office:value-type="float" office:value="12.42204" calcext:value-type="float">
            <text:p>12,42204</text:p>
          </table:table-cell>
          <table:table-cell table:style-name="ce2" office:value-type="float" office:value="9.67372" calcext:value-type="float">
            <text:p>9,673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3.58946" calcext:value-type="float">
            <text:p>3,58946</text:p>
          </table:table-cell>
          <table:table-cell table:style-name="ce2" office:value-type="float" office:value="12.41887" calcext:value-type="float">
            <text:p>12,41887</text:p>
          </table:table-cell>
          <table:table-cell table:style-name="ce2" office:value-type="float" office:value="9.6655" calcext:value-type="float">
            <text:p>9,66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3.58822" calcext:value-type="float">
            <text:p>3,58822</text:p>
          </table:table-cell>
          <table:table-cell table:style-name="ce2" office:value-type="float" office:value="12.4152" calcext:value-type="float">
            <text:p>12,4152</text:p>
          </table:table-cell>
          <table:table-cell table:style-name="ce2" office:value-type="float" office:value="9.65624" calcext:value-type="float">
            <text:p>9,65624</text:p>
          </table:table-cell>
        </table:table-row>
        <table:table-row table:style-name="ro1" table:number-rows-repeated="104856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" svg:font-family="'Noto Sans', 'Helvetica Neue'"/>
    <style:font-face style:name="F" svg:font-family="" style:font-family-generic="roman"/>
    <style:font-face style:name="Ubuntu Mono" svg:font-family="'Ubuntu Mono'" style:font-pitch="fixed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1T00:43:23.136097681</meta:creation-date>
    <dc:date>2023-03-21T00:47:15.416275066</dc:date>
    <meta:editing-duration>PT3M52S</meta:editing-duration>
    <meta:editing-cycles>1</meta:editing-cycles>
    <meta:document-statistic meta:table-count="1" meta:cell-count="40" meta:object-count="3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plot-area chart:style-name="ch2" table:cell-range-address="Лист1.A1:Лист1.B10" svg:x="0.319cm" svg:y="0.18cm" svg:width="15.36cm" svg:height="8.646cm">
          <chartooo:coordinate-region svg:x="1.417cm" svg:y="0.379cm" svg:width="14.076cm" svg:height="7.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Лист1.B1:Лист1.B10" chart:class="chart:scatter">
            <chart:domain table:cell-range-address="Лист1.A1:Лист1.A10"/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A1:Лист1.A10</svg:desc>
                </draw:g>
              </table:table-cell>
              <table:table-cell office:value-type="float" office:value="3.59629">
                <text:p>3.59629</text:p>
                <draw:g>
                  <svg:desc>Лист1.B1:Лист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59422">
                <text:p>3.594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.59434">
                <text:p>3.594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59213">
                <text:p>3.592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.59364">
                <text:p>3.593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.59046">
                <text:p>3.590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.59141">
                <text:p>3.591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.58948">
                <text:p>3.589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.58946">
                <text:p>3.589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.58822">
                <text:p>3.588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plot-area chart:style-name="ch2" table:cell-range-address="Лист1.A1:Лист1.A10 Лист1.C1:Лист1.C10" svg:x="0.319cm" svg:y="0.18cm" svg:width="15.361cm" svg:height="8.646cm">
          <chartooo:coordinate-region svg:x="1.417cm" svg:y="0.379cm" svg:width="14.076cm" svg:height="7.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Лист1.C1:Лист1.C10" chart:class="chart:scatter">
            <chart:domain table:cell-range-address="Лист1.A1:Лист1.A10"/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A1:Лист1.A10</svg:desc>
                </draw:g>
              </table:table-cell>
              <table:table-cell office:value-type="float" office:value="12.45218">
                <text:p>12.45218</text:p>
                <draw:g>
                  <svg:desc>Лист1.C1:Лист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44694">
                <text:p>12.446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2.44292">
                <text:p>12.44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2.43774">
                <text:p>12.437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.43407">
                <text:p>12.434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.42952">
                <text:p>12.429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2.4262">
                <text:p>12.42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.42204">
                <text:p>12.422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.41887">
                <text:p>12.418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.4152">
                <text:p>12.41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plot-area chart:style-name="ch2" table:cell-range-address="Лист1.A1:Лист1.A10 Лист1.D1:Лист1.D10" svg:x="0.319cm" svg:y="0.18cm" svg:width="15.36cm" svg:height="8.645cm">
          <chartooo:coordinate-region svg:x="1.231cm" svg:y="0.38cm" svg:width="14.261cm" svg:height="7.7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Лист1.D1:Лист1.D10" chart:class="chart:scatter">
            <chart:domain table:cell-range-address="Лист1.A1:Лист1.A10"/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A1:Лист1.A10</svg:desc>
                </draw:g>
              </table:table-cell>
              <table:table-cell office:value-type="float" office:value="9.7462">
                <text:p>9.7462</text:p>
                <draw:g>
                  <svg:desc>Лист1.D1:Лист1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73416">
                <text:p>9.734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.72379">
                <text:p>9.723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.71262">
                <text:p>9.712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.70289">
                <text:p>9.702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.69248">
                <text:p>9.692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.68362">
                <text:p>9.683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.67372">
                <text:p>9.673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.6655">
                <text:p>9.66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.65624">
                <text:p>9.656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